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x</mi>
            <mrow>
              <mspace width="2em"/>
              <mo stretchy="false">=</mo>
              <mspace width="2em"/>
            </mrow>
            <mi>r</mi>
            <mspace width="0.5em"/>
            <mi>cos</mi>
            <mi mathvariant="normal">ϑ</mi>
          </mrow>
        </mtd>
      </mtr>
      <mtr>
        <mtd>
          <mrow>
            <mi>y</mi>
            <mrow>
              <mspace width="2em"/>
              <mo stretchy="false">=</mo>
              <mspace width="2em"/>
            </mrow>
            <mi>r</mi>
            <mspace width="0.5em"/>
            <mi>sin</mi>
            <mi mathvariant="normal">ϑ</mi>
          </mrow>
        </mtd>
      </mtr>
    </mtable>
    <annotation encoding="StarMath 5.0">x ~=~ r ` cos %ivartheta newline 
y ~=~ r ` sin %ivartheta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8:45:08.709000000</meta:creation-date>
    <dc:date>2015-03-05T18:47:12.270000000</dc:date>
    <meta:editing-duration>PT2M2S</meta:editing-duration>
    <meta:editing-cycles>2</meta:editing-cycles>
    <meta:generator>LibreOffice/4.3.4.1$Windows_x86 LibreOffice_project/bc356b2f991740509f321d70e4512a6a54c5f243</meta:generator>
  </office:meta>
</office:document-meta>
</file>